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lete disabled mailboxes and keep the AD account.</text:p>
      <text:p text:style-name="Standard"/>
      <text:h text:style-name="Heading_20_1" text:outline-level="1">1. /Change database name with yours!!!/ Get all disconnected (disabled) mailboxes</text:h>
      <text:p text:style-name="Standard">Get-MailboxStatistics -Database “Mailbox Database 1856315920” | where {$_.disconnectdate -ne $null}</text:p>
      <text:p text:style-name="Standard"/>
      <text:h text:style-name="Heading_20_1" text:outline-level="1">2. Get the GUID of all disconnected (disabled) mailboxes</text:h>
      <text:p text:style-name="Standard">Get-MailboxStatistics -Database “Mailbox Database 1856315920” | where {$_.disconnectdate -ne $null} | select displayname,MailboxGUID</text:p>
      <text:p text:style-name="Standard"/>
      <text:h text:style-name="Heading_20_1" text:outline-level="1">3. /change storemailboxidentity with the GUID of the account!!!/ Remove the deleted mailbox.</text:h>
      <text:p text:style-name="Standard">Remove-Mailbox -Database “Mailbox Database 1856315920” -StoreMailboxIdentity 181b5ba7-f718-4be3-8c5c-a80995a51899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5T09:25:13.402703595</meta:creation-date>
    <dc:date>2021-04-25T08:19:24.750931397</dc:date>
    <meta:editing-duration>PT2M3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71" meta:character-count="623" meta:non-whitespace-character-count="559"/>
  </office:meta>
</office:document-meta>
</file>